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264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0.8575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857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No validation 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samples </text:p>
          </table:table-cell>
          <table:table-cell table:style-name="Default" office:value-type="string" calcext:value-type="string">
            <text:p>average 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std.dev</text:p>
          </table:table-cell>
          <table:table-cell table:style-name="Default" office:value-type="string" calcext:value-type="string">
            <text:p>Error %</text:p>
          </table:table-cell>
          <table:table-cell table:style-name="Default" office:value-type="string" calcext:value-type="string">
            <text:p>throughput </text:p>
          </table:table-cell>
          <table:table-cell table:style-name="Default" office:value-type="string" calcext:value-type="string">
            <text:p>kb/sec</text:p>
          </table:table-cell>
          <table:table-cell table:style-name="Default" office:value-type="string" calcext:value-type="string">
            <text:p>avg.Bytes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1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35" calcext:value-type="float">
            <text:p>335</text:p>
          </table:table-cell>
          <table:table-cell office:value-type="float" office:value="16.5328799366595" calcext:value-type="float">
            <text:p>16.5328799367</text:p>
          </table:table-cell>
          <table:table-cell office:value-type="float" office:value="0" calcext:value-type="float">
            <text:p>0</text:p>
          </table:table-cell>
          <table:table-cell office:value-type="float" office:value="25.4887467183239" calcext:value-type="float">
            <text:p>25.4887467183</text:p>
          </table:table-cell>
          <table:table-cell office:value-type="float" office:value="4.13196480004078" calcext:value-type="float">
            <text:p>4.131964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6.5175435219648" calcext:value-type="float">
            <text:p>16.517543522</text:p>
          </table:table-cell>
          <table:table-cell office:value-type="float" office:value="0" calcext:value-type="float">
            <text:p>0</text:p>
          </table:table-cell>
          <table:table-cell office:value-type="float" office:value="25.4887467183239" calcext:value-type="float">
            <text:p>25.4887467183</text:p>
          </table:table-cell>
          <table:table-cell office:value-type="float" office:value="4.13196480004078" calcext:value-type="float">
            <text:p>4.131964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45" calcext:value-type="float">
            <text:p>345</text:p>
          </table:table-cell>
          <table:table-cell office:value-type="float" office:value="20.0874905351564" calcext:value-type="float">
            <text:p>20.0874905352</text:p>
          </table:table-cell>
          <table:table-cell office:value-type="float" office:value="0" calcext:value-type="float">
            <text:p>0</text:p>
          </table:table-cell>
          <table:table-cell office:value-type="float" office:value="25.4926453718102" calcext:value-type="float">
            <text:p>25.4926453718</text:p>
          </table:table-cell>
          <table:table-cell office:value-type="float" office:value="4.1325968083208" calcext:value-type="float">
            <text:p>4.132596808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4.0806924545635" calcext:value-type="float">
            <text:p>14.0806924546</text:p>
          </table:table-cell>
          <table:table-cell office:value-type="float" office:value="0" calcext:value-type="float">
            <text:p>0</text:p>
          </table:table-cell>
          <table:table-cell office:value-type="float" office:value="25.497845432061" calcext:value-type="float">
            <text:p>25.4978454321</text:p>
          </table:table-cell>
          <table:table-cell office:value-type="float" office:value="4.13343978683801" calcext:value-type="float">
            <text:p>4.133439786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34" calcext:value-type="float">
            <text:p>334</text:p>
          </table:table-cell>
          <table:table-cell office:value-type="float" office:value="16.6895405568877" calcext:value-type="float">
            <text:p>16.6895405569</text:p>
          </table:table-cell>
          <table:table-cell office:value-type="float" office:value="0" calcext:value-type="float">
            <text:p>0</text:p>
          </table:table-cell>
          <table:table-cell office:value-type="float" office:value="25.4958951608791" calcext:value-type="float">
            <text:p>25.4958951609</text:p>
          </table:table-cell>
          <table:table-cell office:value-type="float" office:value="4.13312362959563" calcext:value-type="float">
            <text:p>4.133123629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3.9616471449468" calcext:value-type="float">
            <text:p>13.9616471449</text:p>
          </table:table-cell>
          <table:table-cell office:value-type="float" office:value="0" calcext:value-type="float">
            <text:p>0</text:p>
          </table:table-cell>
          <table:table-cell office:value-type="float" office:value="25.4926453718102" calcext:value-type="float">
            <text:p>25.4926453718</text:p>
          </table:table-cell>
          <table:table-cell office:value-type="float" office:value="4.1325968083208" calcext:value-type="float">
            <text:p>4.132596808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0" calcext:value-type="float">
            <text:p>600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45" calcext:value-type="float">
            <text:p>345</text:p>
          </table:table-cell>
          <table:table-cell office:value-type="float" office:value="16.4447219360972" calcext:value-type="float">
            <text:p>16.4447219361</text:p>
          </table:table-cell>
          <table:table-cell office:value-type="float" office:value="0" calcext:value-type="float">
            <text:p>0</text:p>
          </table:table-cell>
          <table:table-cell office:value-type="float" office:value="152.656218196621" calcext:value-type="float">
            <text:p>152.6562181966</text:p>
          </table:table-cell>
          <table:table-cell office:value-type="float" office:value="24.7470041217179" calcext:value-type="float">
            <text:p>24.747004121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2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21.3621232792997" calcext:value-type="float">
            <text:p>21.3621232793</text:p>
          </table:table-cell>
          <table:table-cell office:value-type="float" office:value="0" calcext:value-type="float">
            <text:p>0</text:p>
          </table:table-cell>
          <table:table-cell office:value-type="float" office:value="26.5579560996986" calcext:value-type="float">
            <text:p>26.5579560997</text:p>
          </table:table-cell>
          <table:table-cell office:value-type="float" office:value="4.30529366459957" calcext:value-type="float">
            <text:p>4.305293664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21.4532158661586" calcext:value-type="float">
            <text:p>21.4532158662</text:p>
          </table:table-cell>
          <table:table-cell office:value-type="float" office:value="0" calcext:value-type="float">
            <text:p>0</text:p>
          </table:table-cell>
          <table:table-cell office:value-type="float" office:value="26.5442093807236" calcext:value-type="float">
            <text:p>26.5442093807</text:p>
          </table:table-cell>
          <table:table-cell office:value-type="float" office:value="4.30306519257824" calcext:value-type="float">
            <text:p>4.303065192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21.5285581902273" calcext:value-type="float">
            <text:p>21.5285581902</text:p>
          </table:table-cell>
          <table:table-cell office:value-type="float" office:value="0" calcext:value-type="float">
            <text:p>0</text:p>
          </table:table-cell>
          <table:table-cell office:value-type="float" office:value="26.5399824836116" calcext:value-type="float">
            <text:p>26.5399824836</text:p>
          </table:table-cell>
          <table:table-cell office:value-type="float" office:value="4.30237997292922" calcext:value-type="float">
            <text:p>4.302379972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21.181832569445" calcext:value-type="float">
            <text:p>21.1818325694</text:p>
          </table:table-cell>
          <table:table-cell office:value-type="float" office:value="0" calcext:value-type="float">
            <text:p>0</text:p>
          </table:table-cell>
          <table:table-cell office:value-type="float" office:value="26.5354048639397" calcext:value-type="float">
            <text:p>26.5354048639</text:p>
          </table:table-cell>
          <table:table-cell office:value-type="float" office:value="4.30163789786523" calcext:value-type="float">
            <text:p>4.301637897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21.2691667913908" calcext:value-type="float">
            <text:p>21.2691667914</text:p>
          </table:table-cell>
          <table:table-cell office:value-type="float" office:value="0" calcext:value-type="float">
            <text:p>0</text:p>
          </table:table-cell>
          <table:table-cell office:value-type="float" office:value="26.5332926489513" calcext:value-type="float">
            <text:p>26.533292649</text:p>
          </table:table-cell>
          <table:table-cell office:value-type="float" office:value="4.30129548801359" calcext:value-type="float">
            <text:p>4.30129548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21.3945109724434" calcext:value-type="float">
            <text:p>21.3945109724</text:p>
          </table:table-cell>
          <table:table-cell office:value-type="float" office:value="0" calcext:value-type="float">
            <text:p>0</text:p>
          </table:table-cell>
          <table:table-cell office:value-type="float" office:value="26.5315327266456" calcext:value-type="float">
            <text:p>26.5315327266</text:p>
          </table:table-cell>
          <table:table-cell office:value-type="float" office:value="4.30101018810857" calcext:value-type="float">
            <text:p>4.301010188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2000" calcext:value-type="float">
            <text:p>12000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21.3672599703118" calcext:value-type="float">
            <text:p>21.3672599703</text:p>
          </table:table-cell>
          <table:table-cell office:value-type="float" office:value="0" calcext:value-type="float">
            <text:p>0</text:p>
          </table:table-cell>
          <table:table-cell office:value-type="float" office:value="159.0773513621" calcext:value-type="float">
            <text:p>159.0773513621</text:p>
          </table:table-cell>
          <table:table-cell office:value-type="float" office:value="25.7879300059654" calcext:value-type="float">
            <text:p>25.78793000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3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office:value-type="float" office:value="30.4978685958362" calcext:value-type="float">
            <text:p>30.4978685958</text:p>
          </table:table-cell>
          <table:table-cell office:value-type="float" office:value="0" calcext:value-type="float">
            <text:p>0</text:p>
          </table:table-cell>
          <table:table-cell office:value-type="float" office:value="26.7508426515435" calcext:value-type="float">
            <text:p>26.7508426515</text:p>
          </table:table-cell>
          <table:table-cell office:value-type="float" office:value="4.33656238296506" calcext:value-type="float">
            <text:p>4.33656238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office:value-type="float" office:value="499" calcext:value-type="float">
            <text:p>499</text:p>
          </table:table-cell>
          <table:table-cell office:value-type="float" office:value="29.6512036836431" calcext:value-type="float">
            <text:p>29.6512036836</text:p>
          </table:table-cell>
          <table:table-cell office:value-type="float" office:value="0" calcext:value-type="float">
            <text:p>0</text:p>
          </table:table-cell>
          <table:table-cell office:value-type="float" office:value="26.7277246687989" calcext:value-type="float">
            <text:p>26.7277246688</text:p>
          </table:table-cell>
          <table:table-cell office:value-type="float" office:value="4.33281474123108" calcext:value-type="float">
            <text:p>4.332814741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float" office:value="553" calcext:value-type="float">
            <text:p>553</text:p>
          </table:table-cell>
          <table:table-cell office:value-type="float" office:value="30.20748383909" calcext:value-type="float">
            <text:p>30.2074838391</text:p>
          </table:table-cell>
          <table:table-cell office:value-type="float" office:value="0" calcext:value-type="float">
            <text:p>0</text:p>
          </table:table-cell>
          <table:table-cell office:value-type="float" office:value="26.7103529327967" calcext:value-type="float">
            <text:p>26.7103529328</text:p>
          </table:table-cell>
          <table:table-cell office:value-type="float" office:value="4.3299986199651" calcext:value-type="float">
            <text:p>4.3299986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488" calcext:value-type="float">
            <text:p>488</text:p>
          </table:table-cell>
          <table:table-cell office:value-type="float" office:value="29.4964390901681" calcext:value-type="float">
            <text:p>29.4964390902</text:p>
          </table:table-cell>
          <table:table-cell office:value-type="float" office:value="0" calcext:value-type="float">
            <text:p>0</text:p>
          </table:table-cell>
          <table:table-cell office:value-type="float" office:value="26.6951414842499" calcext:value-type="float">
            <text:p>26.6951414842</text:p>
          </table:table-cell>
          <table:table-cell office:value-type="float" office:value="4.32753270154832" calcext:value-type="float">
            <text:p>4.327532701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float" office:value="29.5394270914128" calcext:value-type="float">
            <text:p>29.5394270914</text:p>
          </table:table-cell>
          <table:table-cell office:value-type="float" office:value="0" calcext:value-type="float">
            <text:p>0</text:p>
          </table:table-cell>
          <table:table-cell office:value-type="float" office:value="26.6880170803309" calcext:value-type="float">
            <text:p>26.6880170803</text:p>
          </table:table-cell>
          <table:table-cell office:value-type="float" office:value="4.32637776888177" calcext:value-type="float">
            <text:p>4.326377768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office:value-type="float" office:value="505" calcext:value-type="float">
            <text:p>505</text:p>
          </table:table-cell>
          <table:table-cell office:value-type="float" office:value="30.1094591098692" calcext:value-type="float">
            <text:p>30.1094591099</text:p>
          </table:table-cell>
          <table:table-cell office:value-type="float" office:value="0" calcext:value-type="float">
            <text:p>0</text:p>
          </table:table-cell>
          <table:table-cell office:value-type="float" office:value="26.6854057515944" calcext:value-type="float">
            <text:p>26.6854057516</text:p>
          </table:table-cell>
          <table:table-cell office:value-type="float" office:value="4.32595444801238" calcext:value-type="float">
            <text:p>4.32595444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8000" calcext:value-type="float">
            <text:p>18000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553" calcext:value-type="float">
            <text:p>553</text:p>
          </table:table-cell>
          <table:table-cell office:value-type="float" office:value="29.9242896044891" calcext:value-type="float">
            <text:p>29.9242896045</text:p>
          </table:table-cell>
          <table:table-cell office:value-type="float" office:value="0" calcext:value-type="float">
            <text:p>0</text:p>
          </table:table-cell>
          <table:table-cell office:value-type="float" office:value="160.041255079087" calcext:value-type="float">
            <text:p>160.0412550791</text:p>
          </table:table-cell>
          <table:table-cell office:value-type="float" office:value="25.9441878350864" calcext:value-type="float">
            <text:p>25.944187835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4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33" calcext:value-type="float">
            <text:p>233</text:p>
          </table:table-cell>
          <table:table-cell office:value-type="float" office:value="31" calcext:value-type="float">
            <text:p>31</text:p>
          </table:table-cell>
          <table:table-cell office:value-type="float" office:value="1175" calcext:value-type="float">
            <text:p>1175</text:p>
          </table:table-cell>
          <table:table-cell office:value-type="float" office:value="37.6229675854724" calcext:value-type="float">
            <text:p>37.6229675855</text:p>
          </table:table-cell>
          <table:table-cell office:value-type="float" office:value="0" calcext:value-type="float">
            <text:p>0</text:p>
          </table:table-cell>
          <table:table-cell office:value-type="float" office:value="27.4254370929037" calcext:value-type="float">
            <text:p>27.4254370929</text:p>
          </table:table-cell>
          <table:table-cell office:value-type="float" office:value="4.44592046623243" calcext:value-type="float">
            <text:p>4.445920466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33" calcext:value-type="float">
            <text:p>233</text:p>
          </table:table-cell>
          <table:table-cell office:value-type="float" office:value="25" calcext:value-type="float">
            <text:p>25</text:p>
          </table:table-cell>
          <table:table-cell office:value-type="float" office:value="1187" calcext:value-type="float">
            <text:p>1187</text:p>
          </table:table-cell>
          <table:table-cell office:value-type="float" office:value="42.9267971020143" calcext:value-type="float">
            <text:p>42.926797102</text:p>
          </table:table-cell>
          <table:table-cell office:value-type="float" office:value="0" calcext:value-type="float">
            <text:p>0</text:p>
          </table:table-cell>
          <table:table-cell office:value-type="float" office:value="27.4258131753606" calcext:value-type="float">
            <text:p>27.4258131754</text:p>
          </table:table-cell>
          <table:table-cell office:value-type="float" office:value="4.44598143272448" calcext:value-type="float">
            <text:p>4.445981432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388" calcext:value-type="float">
            <text:p>388</text:p>
          </table:table-cell>
          <table:table-cell office:value-type="float" office:value="33.9997702345179" calcext:value-type="float">
            <text:p>33.9997702345</text:p>
          </table:table-cell>
          <table:table-cell office:value-type="float" office:value="0" calcext:value-type="float">
            <text:p>0</text:p>
          </table:table-cell>
          <table:table-cell office:value-type="float" office:value="27.4244969318844" calcext:value-type="float">
            <text:p>27.4244969319</text:p>
          </table:table-cell>
          <table:table-cell office:value-type="float" office:value="4.4457680573172" calcext:value-type="float">
            <text:p>4.445768057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32" calcext:value-type="float">
            <text:p>232</text:p>
          </table:table-cell>
          <table:table-cell office:value-type="float" office:value="19" calcext:value-type="float">
            <text:p>19</text:p>
          </table:table-cell>
          <table:table-cell office:value-type="float" office:value="1189" calcext:value-type="float">
            <text:p>1189</text:p>
          </table:table-cell>
          <table:table-cell office:value-type="float" office:value="40.0261489529033" calcext:value-type="float">
            <text:p>40.0261489529</text:p>
          </table:table-cell>
          <table:table-cell office:value-type="float" office:value="0" calcext:value-type="float">
            <text:p>0</text:p>
          </table:table-cell>
          <table:table-cell office:value-type="float" office:value="27.4243089074155" calcext:value-type="float">
            <text:p>27.4243089074</text:p>
          </table:table-cell>
          <table:table-cell office:value-type="float" office:value="4.44573757678807" calcext:value-type="float">
            <text:p>4.445737576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1177" calcext:value-type="float">
            <text:p>1177</text:p>
          </table:table-cell>
          <table:table-cell office:value-type="float" office:value="37.4770616302492" calcext:value-type="float">
            <text:p>37.4770616302</text:p>
          </table:table-cell>
          <table:table-cell office:value-type="float" office:value="0" calcext:value-type="float">
            <text:p>0</text:p>
          </table:table-cell>
          <table:table-cell office:value-type="float" office:value="27.42675342663" calcext:value-type="float">
            <text:p>27.4267534266</text:p>
          </table:table-cell>
          <table:table-cell office:value-type="float" office:value="4.4461338562701" calcext:value-type="float">
            <text:p>4.446133856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office:value-type="float" office:value="1192" calcext:value-type="float">
            <text:p>1192</text:p>
          </table:table-cell>
          <table:table-cell office:value-type="float" office:value="43.3215431100682" calcext:value-type="float">
            <text:p>43.3215431101</text:p>
          </table:table-cell>
          <table:table-cell office:value-type="float" office:value="0" calcext:value-type="float">
            <text:p>0</text:p>
          </table:table-cell>
          <table:table-cell office:value-type="float" office:value="27.4318318977341" calcext:value-type="float">
            <text:p>27.4318318977</text:p>
          </table:table-cell>
          <table:table-cell office:value-type="float" office:value="4.44695712404674" calcext:value-type="float">
            <text:p>4.44695712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4000" calcext:value-type="float">
            <text:p>24000</text:p>
          </table:table-cell>
          <table:table-cell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1192" calcext:value-type="float">
            <text:p>1192</text:p>
          </table:table-cell>
          <table:table-cell office:value-type="float" office:value="39.3664610180205" calcext:value-type="float">
            <text:p>39.366461018</text:p>
          </table:table-cell>
          <table:table-cell office:value-type="float" office:value="0" calcext:value-type="float">
            <text:p>0</text:p>
          </table:table-cell>
          <table:table-cell office:value-type="float" office:value="164.406083025072" calcext:value-type="float">
            <text:p>164.4060830251</text:p>
          </table:table-cell>
          <table:table-cell office:value-type="float" office:value="26.6517673653925" calcext:value-type="float">
            <text:p>26.651767365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5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float" office:value="588" calcext:value-type="float">
            <text:p>588</text:p>
          </table:table-cell>
          <table:table-cell office:value-type="float" office:value="39.4652941562586" calcext:value-type="float">
            <text:p>39.4652941563</text:p>
          </table:table-cell>
          <table:table-cell office:value-type="float" office:value="0" calcext:value-type="float">
            <text:p>0</text:p>
          </table:table-cell>
          <table:table-cell office:value-type="float" office:value="27.9908190113643" calcext:value-type="float">
            <text:p>27.9908190114</text:p>
          </table:table-cell>
          <table:table-cell office:value-type="float" office:value="4.53757417567038" calcext:value-type="float">
            <text:p>4.537574175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38.509485833493" calcext:value-type="float">
            <text:p>38.5094858335</text:p>
          </table:table-cell>
          <table:table-cell office:value-type="float" office:value="0" calcext:value-type="float">
            <text:p>0</text:p>
          </table:table-cell>
          <table:table-cell office:value-type="float" office:value="27.9523245153067" calcext:value-type="float">
            <text:p>27.9523245153</text:p>
          </table:table-cell>
          <table:table-cell office:value-type="float" office:value="4.53133385697355" calcext:value-type="float">
            <text:p>4.53133385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590" calcext:value-type="float">
            <text:p>590</text:p>
          </table:table-cell>
          <table:table-cell office:value-type="float" office:value="38.4759227444903" calcext:value-type="float">
            <text:p>38.4759227445</text:p>
          </table:table-cell>
          <table:table-cell office:value-type="float" office:value="0" calcext:value-type="float">
            <text:p>0</text:p>
          </table:table-cell>
          <table:table-cell office:value-type="float" office:value="27.9189234463119" calcext:value-type="float">
            <text:p>27.9189234463</text:p>
          </table:table-cell>
          <table:table-cell office:value-type="float" office:value="4.52591923055447" calcext:value-type="float">
            <text:p>4.525919230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515" calcext:value-type="float">
            <text:p>515</text:p>
          </table:table-cell>
          <table:table-cell office:value-type="float" office:value="38.0248693562517" calcext:value-type="float">
            <text:p>38.0248693563</text:p>
          </table:table-cell>
          <table:table-cell office:value-type="float" office:value="0" calcext:value-type="float">
            <text:p>0</text:p>
          </table:table-cell>
          <table:table-cell office:value-type="float" office:value="27.8996060575625" calcext:value-type="float">
            <text:p>27.8996060576</text:p>
          </table:table-cell>
          <table:table-cell office:value-type="float" office:value="4.52278770073767" calcext:value-type="float">
            <text:p>4.52278770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539" calcext:value-type="float">
            <text:p>539</text:p>
          </table:table-cell>
          <table:table-cell office:value-type="float" office:value="38.0605775253084" calcext:value-type="float">
            <text:p>38.0605775253</text:p>
          </table:table-cell>
          <table:table-cell office:value-type="float" office:value="0" calcext:value-type="float">
            <text:p>0</text:p>
          </table:table-cell>
          <table:table-cell office:value-type="float" office:value="27.8877795749902" calcext:value-type="float">
            <text:p>27.887779575</text:p>
          </table:table-cell>
          <table:table-cell office:value-type="float" office:value="4.52087051703943" calcext:value-type="float">
            <text:p>4.52087051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39.4472674719045" calcext:value-type="float">
            <text:p>39.4472674719</text:p>
          </table:table-cell>
          <table:table-cell office:value-type="float" office:value="0" calcext:value-type="float">
            <text:p>0</text:p>
          </table:table-cell>
          <table:table-cell office:value-type="float" office:value="27.8863797344101" calcext:value-type="float">
            <text:p>27.8863797344</text:p>
          </table:table-cell>
          <table:table-cell office:value-type="float" office:value="4.52064358975789" calcext:value-type="float">
            <text:p>4.520643589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0000" calcext:value-type="float">
            <text:p>30000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590" calcext:value-type="float">
            <text:p>590</text:p>
          </table:table-cell>
          <table:table-cell office:value-type="float" office:value="38.6693182079223" calcext:value-type="float">
            <text:p>38.6693182079</text:p>
          </table:table-cell>
          <table:table-cell office:value-type="float" office:value="0" calcext:value-type="float">
            <text:p>0</text:p>
          </table:table-cell>
          <table:table-cell office:value-type="float" office:value="167.245522001148" calcext:value-type="float">
            <text:p>167.2455220011</text:p>
          </table:table-cell>
          <table:table-cell office:value-type="float" office:value="27.1120670431549" calcext:value-type="float">
            <text:p>27.112067043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6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559" calcext:value-type="float">
            <text:p>559</text:p>
          </table:table-cell>
          <table:table-cell office:value-type="float" office:value="40.7602356439462" calcext:value-type="float">
            <text:p>40.7602356439</text:p>
          </table:table-cell>
          <table:table-cell office:value-type="float" office:value="0" calcext:value-type="float">
            <text:p>0</text:p>
          </table:table-cell>
          <table:table-cell office:value-type="float" office:value="28.2517798621313" calcext:value-type="float">
            <text:p>28.2517798621</text:p>
          </table:table-cell>
          <table:table-cell office:value-type="float" office:value="4.57987837608769" calcext:value-type="float">
            <text:p>4.57987837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46" calcext:value-type="float">
            <text:p>346</text:p>
          </table:table-cell>
          <table:table-cell office:value-type="float" office:value="17" calcext:value-type="float">
            <text:p>17</text:p>
          </table:table-cell>
          <table:table-cell office:value-type="float" office:value="570" calcext:value-type="float">
            <text:p>570</text:p>
          </table:table-cell>
          <table:table-cell office:value-type="float" office:value="39.7588336501742" calcext:value-type="float">
            <text:p>39.7588336502</text:p>
          </table:table-cell>
          <table:table-cell office:value-type="float" office:value="0" calcext:value-type="float">
            <text:p>0</text:p>
          </table:table-cell>
          <table:table-cell office:value-type="float" office:value="28.220022105684" calcext:value-type="float">
            <text:p>28.2200221057</text:p>
          </table:table-cell>
          <table:table-cell office:value-type="float" office:value="4.57473014603861" calcext:value-type="float">
            <text:p>4.57473014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45" calcext:value-type="float">
            <text:p>345</text:p>
          </table:table-cell>
          <table:table-cell office:value-type="float" office:value="20" calcext:value-type="float">
            <text:p>20</text:p>
          </table:table-cell>
          <table:table-cell office:value-type="float" office:value="597" calcext:value-type="float">
            <text:p>597</text:p>
          </table:table-cell>
          <table:table-cell office:value-type="float" office:value="39.96620865876" calcext:value-type="float">
            <text:p>39.9662086588</text:p>
          </table:table-cell>
          <table:table-cell office:value-type="float" office:value="0" calcext:value-type="float">
            <text:p>0</text:p>
          </table:table-cell>
          <table:table-cell office:value-type="float" office:value="28.1917792771628" calcext:value-type="float">
            <text:p>28.1917792772</text:p>
          </table:table-cell>
          <table:table-cell office:value-type="float" office:value="4.57015171875881" calcext:value-type="float">
            <text:p>4.570151718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44" calcext:value-type="float">
            <text:p>344</text:p>
          </table:table-cell>
          <table:table-cell office:value-type="float" office:value="13" calcext:value-type="float">
            <text:p>13</text:p>
          </table:table-cell>
          <table:table-cell office:value-type="float" office:value="584" calcext:value-type="float">
            <text:p>584</text:p>
          </table:table-cell>
          <table:table-cell office:value-type="float" office:value="39.481040140244" calcext:value-type="float">
            <text:p>39.4810401402</text:p>
          </table:table-cell>
          <table:table-cell office:value-type="float" office:value="0" calcext:value-type="float">
            <text:p>0</text:p>
          </table:table-cell>
          <table:table-cell office:value-type="float" office:value="28.1421931211099" calcext:value-type="float">
            <text:p>28.1421931211</text:p>
          </table:table-cell>
          <table:table-cell office:value-type="float" office:value="4.56211333799243" calcext:value-type="float">
            <text:p>4.56211333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46" calcext:value-type="float">
            <text:p>346</text:p>
          </table:table-cell>
          <table:table-cell office:value-type="float" office:value="33" calcext:value-type="float">
            <text:p>33</text:p>
          </table:table-cell>
          <table:table-cell office:value-type="float" office:value="597" calcext:value-type="float">
            <text:p>597</text:p>
          </table:table-cell>
          <table:table-cell office:value-type="float" office:value="40.4243511838951" calcext:value-type="float">
            <text:p>40.4243511839</text:p>
          </table:table-cell>
          <table:table-cell office:value-type="float" office:value="0" calcext:value-type="float">
            <text:p>0</text:p>
          </table:table-cell>
          <table:table-cell office:value-type="float" office:value="28.1274171999156" calcext:value-type="float">
            <text:p>28.1274171999</text:p>
          </table:table-cell>
          <table:table-cell office:value-type="float" office:value="4.55971802264257" calcext:value-type="float">
            <text:p>4.559718022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45" calcext:value-type="float">
            <text:p>345</text:p>
          </table:table-cell>
          <table:table-cell office:value-type="float" office:value="41" calcext:value-type="float">
            <text:p>41</text:p>
          </table:table-cell>
          <table:table-cell office:value-type="float" office:value="588" calcext:value-type="float">
            <text:p>588</text:p>
          </table:table-cell>
          <table:table-cell office:value-type="float" office:value="41.8058982996285" calcext:value-type="float">
            <text:p>41.8058982996</text:p>
          </table:table-cell>
          <table:table-cell office:value-type="float" office:value="0" calcext:value-type="float">
            <text:p>0</text:p>
          </table:table-cell>
          <table:table-cell office:value-type="float" office:value="28.1278127812781" calcext:value-type="float">
            <text:p>28.1278127813</text:p>
          </table:table-cell>
          <table:table-cell office:value-type="float" office:value="4.55978215009001" calcext:value-type="float">
            <text:p>4.559782150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6000" calcext:value-type="float">
            <text:p>36000</text:p>
          </table:table-cell>
          <table:table-cell office:value-type="float" office:value="345" calcext:value-type="float">
            <text:p>345</text:p>
          </table:table-cell>
          <table:table-cell office:value-type="float" office:value="8" calcext:value-type="float">
            <text:p>8</text:p>
          </table:table-cell>
          <table:table-cell office:value-type="float" office:value="597" calcext:value-type="float">
            <text:p>597</text:p>
          </table:table-cell>
          <table:table-cell office:value-type="float" office:value="40.3789950853679" calcext:value-type="float">
            <text:p>40.3789950854</text:p>
          </table:table-cell>
          <table:table-cell office:value-type="float" office:value="0" calcext:value-type="float">
            <text:p>0</text:p>
          </table:table-cell>
          <table:table-cell office:value-type="float" office:value="168.667247631631" calcext:value-type="float">
            <text:p>168.6672476316</text:p>
          </table:table-cell>
          <table:table-cell office:value-type="float" office:value="27.3425420965339" calcext:value-type="float">
            <text:p>27.342542096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7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5" calcext:value-type="float">
            <text:p>395</text:p>
          </table:table-cell>
          <table:table-cell office:value-type="float" office:value="12" calcext:value-type="float">
            <text:p>12</text:p>
          </table:table-cell>
          <table:table-cell office:value-type="float" office:value="1368" calcext:value-type="float">
            <text:p>1368</text:p>
          </table:table-cell>
          <table:table-cell office:value-type="float" office:value="55.4649280845883" calcext:value-type="float">
            <text:p>55.4649280846</text:p>
          </table:table-cell>
          <table:table-cell office:value-type="float" office:value="0" calcext:value-type="float">
            <text:p>0</text:p>
          </table:table-cell>
          <table:table-cell office:value-type="float" office:value="28.6270468338486" calcext:value-type="float">
            <text:p>28.6270468338</text:p>
          </table:table-cell>
          <table:table-cell office:value-type="float" office:value="4.64071267033093" calcext:value-type="float">
            <text:p>4.640712670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7" calcext:value-type="float">
            <text:p>397</text:p>
          </table:table-cell>
          <table:table-cell office:value-type="float" office:value="28" calcext:value-type="float">
            <text:p>28</text:p>
          </table:table-cell>
          <table:table-cell office:value-type="float" office:value="1361" calcext:value-type="float">
            <text:p>1361</text:p>
          </table:table-cell>
          <table:table-cell office:value-type="float" office:value="54.2972832777749" calcext:value-type="float">
            <text:p>54.2972832778</text:p>
          </table:table-cell>
          <table:table-cell office:value-type="float" office:value="0" calcext:value-type="float">
            <text:p>0</text:p>
          </table:table-cell>
          <table:table-cell office:value-type="float" office:value="28.6099644419013" calcext:value-type="float">
            <text:p>28.6099644419</text:p>
          </table:table-cell>
          <table:table-cell office:value-type="float" office:value="4.63794345444885" calcext:value-type="float">
            <text:p>4.637943454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6" calcext:value-type="float">
            <text:p>396</text:p>
          </table:table-cell>
          <table:table-cell office:value-type="float" office:value="36" calcext:value-type="float">
            <text:p>36</text:p>
          </table:table-cell>
          <table:table-cell office:value-type="float" office:value="1345" calcext:value-type="float">
            <text:p>1345</text:p>
          </table:table-cell>
          <table:table-cell office:value-type="float" office:value="54.6784702613599" calcext:value-type="float">
            <text:p>54.6784702614</text:p>
          </table:table-cell>
          <table:table-cell office:value-type="float" office:value="0" calcext:value-type="float">
            <text:p>0</text:p>
          </table:table-cell>
          <table:table-cell office:value-type="float" office:value="28.5999117488437" calcext:value-type="float">
            <text:p>28.5999117488</text:p>
          </table:table-cell>
          <table:table-cell office:value-type="float" office:value="4.63631381866022" calcext:value-type="float">
            <text:p>4.636313818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6" calcext:value-type="float">
            <text:p>396</text:p>
          </table:table-cell>
          <table:table-cell office:value-type="float" office:value="60" calcext:value-type="float">
            <text:p>60</text:p>
          </table:table-cell>
          <table:table-cell office:value-type="float" office:value="1272" calcext:value-type="float">
            <text:p>1272</text:p>
          </table:table-cell>
          <table:table-cell office:value-type="float" office:value="48.2847437358083" calcext:value-type="float">
            <text:p>48.2847437358</text:p>
          </table:table-cell>
          <table:table-cell office:value-type="float" office:value="0" calcext:value-type="float">
            <text:p>0</text:p>
          </table:table-cell>
          <table:table-cell office:value-type="float" office:value="28.5939536042679" calcext:value-type="float">
            <text:p>28.5939536043</text:p>
          </table:table-cell>
          <table:table-cell office:value-type="float" office:value="4.63534794756686" calcext:value-type="float">
            <text:p>4.635347947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7" calcext:value-type="float">
            <text:p>397</text:p>
          </table:table-cell>
          <table:table-cell office:value-type="float" office:value="15" calcext:value-type="float">
            <text:p>15</text:p>
          </table:table-cell>
          <table:table-cell office:value-type="float" office:value="1384" calcext:value-type="float">
            <text:p>1384</text:p>
          </table:table-cell>
          <table:table-cell office:value-type="float" office:value="65.1506955119736" calcext:value-type="float">
            <text:p>65.150695512</text:p>
          </table:table-cell>
          <table:table-cell office:value-type="float" office:value="0" calcext:value-type="float">
            <text:p>0</text:p>
          </table:table-cell>
          <table:table-cell office:value-type="float" office:value="28.6018983488533" calcext:value-type="float">
            <text:p>28.6018983489</text:p>
          </table:table-cell>
          <table:table-cell office:value-type="float" office:value="4.63663586514614" calcext:value-type="float">
            <text:p>4.636635865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office:value-type="float" office:value="1371" calcext:value-type="float">
            <text:p>1371</text:p>
          </table:table-cell>
          <table:table-cell office:value-type="float" office:value="64.5963999311203" calcext:value-type="float">
            <text:p>64.5963999311</text:p>
          </table:table-cell>
          <table:table-cell office:value-type="float" office:value="0" calcext:value-type="float">
            <text:p>0</text:p>
          </table:table-cell>
          <table:table-cell office:value-type="float" office:value="28.60973057808" calcext:value-type="float">
            <text:p>28.6097305781</text:p>
          </table:table-cell>
          <table:table-cell office:value-type="float" office:value="4.63790554293095" calcext:value-type="float">
            <text:p>4.637905542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2000" calcext:value-type="float">
            <text:p>42000</text:p>
          </table:table-cell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office:value-type="float" office:value="1384" calcext:value-type="float">
            <text:p>1384</text:p>
          </table:table-cell>
          <table:table-cell office:value-type="float" office:value="57.3943895217048" calcext:value-type="float">
            <text:p>57.3943895217</text:p>
          </table:table-cell>
          <table:table-cell office:value-type="float" office:value="0" calcext:value-type="float">
            <text:p>0</text:p>
          </table:table-cell>
          <table:table-cell office:value-type="float" office:value="171.47896524693" calcext:value-type="float">
            <text:p>171.4789652469</text:p>
          </table:table-cell>
          <table:table-cell office:value-type="float" office:value="27.7983478818265" calcext:value-type="float">
            <text:p>27.798347881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8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47" calcext:value-type="float">
            <text:p>447</text:p>
          </table:table-cell>
          <table:table-cell office:value-type="float" office:value="12" calcext:value-type="float">
            <text:p>12</text:p>
          </table:table-cell>
          <table:table-cell office:value-type="float" office:value="756" calcext:value-type="float">
            <text:p>756</text:p>
          </table:table-cell>
          <table:table-cell office:value-type="float" office:value="47.016747930259" calcext:value-type="float">
            <text:p>47.0167479303</text:p>
          </table:table-cell>
          <table:table-cell office:value-type="float" office:value="0" calcext:value-type="float">
            <text:p>0</text:p>
          </table:table-cell>
          <table:table-cell office:value-type="float" office:value="29.1791894021184" calcext:value-type="float">
            <text:p>29.1791894021</text:p>
          </table:table-cell>
          <table:table-cell office:value-type="float" office:value="4.73022015698404" calcext:value-type="float">
            <text:p>4.73022015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49" calcext:value-type="float">
            <text:p>449</text:p>
          </table:table-cell>
          <table:table-cell office:value-type="float" office:value="38" calcext:value-type="float">
            <text:p>38</text:p>
          </table:table-cell>
          <table:table-cell office:value-type="float" office:value="773" calcext:value-type="float">
            <text:p>773</text:p>
          </table:table-cell>
          <table:table-cell office:value-type="float" office:value="45.5975122263747" calcext:value-type="float">
            <text:p>45.5975122264</text:p>
          </table:table-cell>
          <table:table-cell office:value-type="float" office:value="0" calcext:value-type="float">
            <text:p>0</text:p>
          </table:table-cell>
          <table:table-cell office:value-type="float" office:value="29.1346640591142" calcext:value-type="float">
            <text:p>29.1346640591</text:p>
          </table:table-cell>
          <table:table-cell office:value-type="float" office:value="4.72300218145797" calcext:value-type="float">
            <text:p>4.723002181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48" calcext:value-type="float">
            <text:p>448</text:p>
          </table:table-cell>
          <table:table-cell office:value-type="float" office:value="51" calcext:value-type="float">
            <text:p>51</text:p>
          </table:table-cell>
          <table:table-cell office:value-type="float" office:value="774" calcext:value-type="float">
            <text:p>774</text:p>
          </table:table-cell>
          <table:table-cell office:value-type="float" office:value="45.9281883589752" calcext:value-type="float">
            <text:p>45.928188359</text:p>
          </table:table-cell>
          <table:table-cell office:value-type="float" office:value="0" calcext:value-type="float">
            <text:p>0</text:p>
          </table:table-cell>
          <table:table-cell office:value-type="float" office:value="29.1056206591695" calcext:value-type="float">
            <text:p>29.1056206592</text:p>
          </table:table-cell>
          <table:table-cell office:value-type="float" office:value="4.71829397404506" calcext:value-type="float">
            <text:p>4.71829397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48" calcext:value-type="float">
            <text:p>448</text:p>
          </table:table-cell>
          <table:table-cell office:value-type="float" office:value="86" calcext:value-type="float">
            <text:p>86</text:p>
          </table:table-cell>
          <table:table-cell office:value-type="float" office:value="749" calcext:value-type="float">
            <text:p>749</text:p>
          </table:table-cell>
          <table:table-cell office:value-type="float" office:value="43.8264212859595" calcext:value-type="float">
            <text:p>43.826421286</text:p>
          </table:table-cell>
          <table:table-cell office:value-type="float" office:value="0" calcext:value-type="float">
            <text:p>0</text:p>
          </table:table-cell>
          <table:table-cell office:value-type="float" office:value="29.0877358833582" calcext:value-type="float">
            <text:p>29.0877358834</text:p>
          </table:table-cell>
          <table:table-cell office:value-type="float" office:value="4.71539468421627" calcext:value-type="float">
            <text:p>4.715394684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47" calcext:value-type="float">
            <text:p>447</text:p>
          </table:table-cell>
          <table:table-cell office:value-type="float" office:value="123" calcext:value-type="float">
            <text:p>123</text:p>
          </table:table-cell>
          <table:table-cell office:value-type="float" office:value="795" calcext:value-type="float">
            <text:p>795</text:p>
          </table:table-cell>
          <table:table-cell office:value-type="float" office:value="45.2933160630173" calcext:value-type="float">
            <text:p>45.293316063</text:p>
          </table:table-cell>
          <table:table-cell office:value-type="float" office:value="0" calcext:value-type="float">
            <text:p>0</text:p>
          </table:table-cell>
          <table:table-cell office:value-type="float" office:value="29.0842461545173" calcext:value-type="float">
            <text:p>29.0842461545</text:p>
          </table:table-cell>
          <table:table-cell office:value-type="float" office:value="4.71482896645496" calcext:value-type="float">
            <text:p>4.714828966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46" calcext:value-type="float">
            <text:p>446</text:p>
          </table:table-cell>
          <table:table-cell office:value-type="float" office:value="28" calcext:value-type="float">
            <text:p>28</text:p>
          </table:table-cell>
          <table:table-cell office:value-type="float" office:value="775" calcext:value-type="float">
            <text:p>775</text:p>
          </table:table-cell>
          <table:table-cell office:value-type="float" office:value="47.1011593459692" calcext:value-type="float">
            <text:p>47.101159346</text:p>
          </table:table-cell>
          <table:table-cell office:value-type="float" office:value="0" calcext:value-type="float">
            <text:p>0</text:p>
          </table:table-cell>
          <table:table-cell office:value-type="float" office:value="29.096834264432" calcext:value-type="float">
            <text:p>29.0968342644</text:p>
          </table:table-cell>
          <table:table-cell office:value-type="float" office:value="4.71686961708566" calcext:value-type="float">
            <text:p>4.71686961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8000" calcext:value-type="float">
            <text:p>48000</text:p>
          </table:table-cell>
          <table:table-cell office:value-type="float" office:value="447" calcext:value-type="float">
            <text:p>447</text:p>
          </table:table-cell>
          <table:table-cell office:value-type="float" office:value="12" calcext:value-type="float">
            <text:p>12</text:p>
          </table:table-cell>
          <table:table-cell office:value-type="float" office:value="795" calcext:value-type="float">
            <text:p>795</text:p>
          </table:table-cell>
          <table:table-cell office:value-type="float" office:value="45.8132912698075" calcext:value-type="float">
            <text:p>45.8132912698</text:p>
          </table:table-cell>
          <table:table-cell office:value-type="float" office:value="0" calcext:value-type="float">
            <text:p>0</text:p>
          </table:table-cell>
          <table:table-cell office:value-type="float" office:value="174.34764921253" calcext:value-type="float">
            <text:p>174.3476492125</text:p>
          </table:table-cell>
          <table:table-cell office:value-type="float" office:value="28.2633884465624" calcext:value-type="float">
            <text:p>28.263388446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9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539" calcext:value-type="float">
            <text:p>1539</text:p>
          </table:table-cell>
          <table:table-cell office:value-type="float" office:value="54.3121776872901" calcext:value-type="float">
            <text:p>54.3121776873</text:p>
          </table:table-cell>
          <table:table-cell office:value-type="float" office:value="0" calcext:value-type="float">
            <text:p>0</text:p>
          </table:table-cell>
          <table:table-cell office:value-type="float" office:value="29.3981224399135" calcext:value-type="float">
            <text:p>29.3981224399</text:p>
          </table:table-cell>
          <table:table-cell office:value-type="float" office:value="4.76571125490785" calcext:value-type="float">
            <text:p>4.765711254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501" calcext:value-type="float">
            <text:p>501</text:p>
          </table:table-cell>
          <table:table-cell office:value-type="float" office:value="18" calcext:value-type="float">
            <text:p>18</text:p>
          </table:table-cell>
          <table:table-cell office:value-type="float" office:value="1574" calcext:value-type="float">
            <text:p>1574</text:p>
          </table:table-cell>
          <table:table-cell office:value-type="float" office:value="59.132264372045" calcext:value-type="float">
            <text:p>59.132264372</text:p>
          </table:table-cell>
          <table:table-cell office:value-type="float" office:value="0" calcext:value-type="float">
            <text:p>0</text:p>
          </table:table-cell>
          <table:table-cell office:value-type="float" office:value="29.3698215293845" calcext:value-type="float">
            <text:p>29.3698215294</text:p>
          </table:table-cell>
          <table:table-cell office:value-type="float" office:value="4.76112341199007" calcext:value-type="float">
            <text:p>4.76112341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545" calcext:value-type="float">
            <text:p>1545</text:p>
          </table:table-cell>
          <table:table-cell office:value-type="float" office:value="58.2953446672764" calcext:value-type="float">
            <text:p>58.2953446673</text:p>
          </table:table-cell>
          <table:table-cell office:value-type="float" office:value="0" calcext:value-type="float">
            <text:p>0</text:p>
          </table:table-cell>
          <table:table-cell office:value-type="float" office:value="29.3495168743417" calcext:value-type="float">
            <text:p>29.3495168743</text:p>
          </table:table-cell>
          <table:table-cell office:value-type="float" office:value="4.75783183705148" calcext:value-type="float">
            <text:p>4.75783183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500" calcext:value-type="float">
            <text:p>500</text:p>
          </table:table-cell>
          <table:table-cell office:value-type="float" office:value="39" calcext:value-type="float">
            <text:p>39</text:p>
          </table:table-cell>
          <table:table-cell office:value-type="float" office:value="1513" calcext:value-type="float">
            <text:p>1513</text:p>
          </table:table-cell>
          <table:table-cell office:value-type="float" office:value="53.3267289659687" calcext:value-type="float">
            <text:p>53.326728966</text:p>
          </table:table-cell>
          <table:table-cell office:value-type="float" office:value="0" calcext:value-type="float">
            <text:p>0</text:p>
          </table:table-cell>
          <table:table-cell office:value-type="float" office:value="29.3364103968238" calcext:value-type="float">
            <text:p>29.3364103968</text:p>
          </table:table-cell>
          <table:table-cell office:value-type="float" office:value="4.75570715417262" calcext:value-type="float">
            <text:p>4.755707154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office:value-type="float" office:value="1543" calcext:value-type="float">
            <text:p>1543</text:p>
          </table:table-cell>
          <table:table-cell office:value-type="float" office:value="56.4708979651259" calcext:value-type="float">
            <text:p>56.4708979651</text:p>
          </table:table-cell>
          <table:table-cell office:value-type="float" office:value="0" calcext:value-type="float">
            <text:p>0</text:p>
          </table:table-cell>
          <table:table-cell office:value-type="float" office:value="29.3285712423583" calcext:value-type="float">
            <text:p>29.3285712424</text:p>
          </table:table-cell>
          <table:table-cell office:value-type="float" office:value="4.75443635374167" calcext:value-type="float">
            <text:p>4.754436353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office:value-type="float" office:value="30" calcext:value-type="float">
            <text:p>30</text:p>
          </table:table-cell>
          <table:table-cell office:value-type="float" office:value="1543" calcext:value-type="float">
            <text:p>1543</text:p>
          </table:table-cell>
          <table:table-cell office:value-type="float" office:value="51.5029316557397" calcext:value-type="float">
            <text:p>51.5029316557</text:p>
          </table:table-cell>
          <table:table-cell office:value-type="float" office:value="0" calcext:value-type="float">
            <text:p>0</text:p>
          </table:table-cell>
          <table:table-cell office:value-type="float" office:value="29.3302916734561" calcext:value-type="float">
            <text:p>29.3302916735</text:p>
          </table:table-cell>
          <table:table-cell office:value-type="float" office:value="4.75471525175167" calcext:value-type="float">
            <text:p>4.754715251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4000" calcext:value-type="float">
            <text:p>54000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574" calcext:value-type="float">
            <text:p>1574</text:p>
          </table:table-cell>
          <table:table-cell office:value-type="float" office:value="55.5769309446122" calcext:value-type="float">
            <text:p>55.5769309446</text:p>
          </table:table-cell>
          <table:table-cell office:value-type="float" office:value="0" calcext:value-type="float">
            <text:p>0</text:p>
          </table:table-cell>
          <table:table-cell office:value-type="float" office:value="175.891754911126" calcext:value-type="float">
            <text:p>175.8917549111</text:p>
          </table:table-cell>
          <table:table-cell office:value-type="float" office:value="28.5137024562958" calcext:value-type="float">
            <text:p>28.513702456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10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52" calcext:value-type="float">
            <text:p>552</text:p>
          </table:table-cell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52.8709056476243" calcext:value-type="float">
            <text:p>52.8709056476</text:p>
          </table:table-cell>
          <table:table-cell office:value-type="float" office:value="0" calcext:value-type="float">
            <text:p>0</text:p>
          </table:table-cell>
          <table:table-cell office:value-type="float" office:value="29.6846892309884" calcext:value-type="float">
            <text:p>29.684689231</text:p>
          </table:table-cell>
          <table:table-cell office:value-type="float" office:value="4.81216641830477" calcext:value-type="float">
            <text:p>4.812166418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54" calcext:value-type="float">
            <text:p>554</text:p>
          </table:table-cell>
          <table:table-cell office:value-type="float" office:value="12" calcext:value-type="float">
            <text:p>12</text:p>
          </table:table-cell>
          <table:table-cell office:value-type="float" office:value="930" calcext:value-type="float">
            <text:p>930</text:p>
          </table:table-cell>
          <table:table-cell office:value-type="float" office:value="51.1309915534607" calcext:value-type="float">
            <text:p>51.1309915535</text:p>
          </table:table-cell>
          <table:table-cell office:value-type="float" office:value="0" calcext:value-type="float">
            <text:p>0</text:p>
          </table:table-cell>
          <table:table-cell office:value-type="float" office:value="29.6469346551913" calcext:value-type="float">
            <text:p>29.6469346552</text:p>
          </table:table-cell>
          <table:table-cell office:value-type="float" office:value="4.80604604761891" calcext:value-type="float">
            <text:p>4.806046047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52" calcext:value-type="float">
            <text:p>552</text:p>
          </table:table-cell>
          <table:table-cell office:value-type="float" office:value="50" calcext:value-type="float">
            <text:p>50</text:p>
          </table:table-cell>
          <table:table-cell office:value-type="float" office:value="934" calcext:value-type="float">
            <text:p>934</text:p>
          </table:table-cell>
          <table:table-cell office:value-type="float" office:value="48.7222186013728" calcext:value-type="float">
            <text:p>48.7222186014</text:p>
          </table:table-cell>
          <table:table-cell office:value-type="float" office:value="0" calcext:value-type="float">
            <text:p>0</text:p>
          </table:table-cell>
          <table:table-cell office:value-type="float" office:value="29.6079609885506" calcext:value-type="float">
            <text:p>29.6079609886</text:p>
          </table:table-cell>
          <table:table-cell office:value-type="float" office:value="4.79972805087832" calcext:value-type="float">
            <text:p>4.799728050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51" calcext:value-type="float">
            <text:p>551</text:p>
          </table:table-cell>
          <table:table-cell office:value-type="float" office:value="72" calcext:value-type="float">
            <text:p>72</text:p>
          </table:table-cell>
          <table:table-cell office:value-type="float" office:value="928" calcext:value-type="float">
            <text:p>928</text:p>
          </table:table-cell>
          <table:table-cell office:value-type="float" office:value="46.8480167686965" calcext:value-type="float">
            <text:p>46.8480167687</text:p>
          </table:table-cell>
          <table:table-cell office:value-type="float" office:value="0" calcext:value-type="float">
            <text:p>0</text:p>
          </table:table-cell>
          <table:table-cell office:value-type="float" office:value="29.5860614147463" calcext:value-type="float">
            <text:p>29.5860614147</text:p>
          </table:table-cell>
          <table:table-cell office:value-type="float" office:value="4.79617792465614" calcext:value-type="float">
            <text:p>4.796177924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52" calcext:value-type="float">
            <text:p>552</text:p>
          </table:table-cell>
          <table:table-cell office:value-type="float" office:value="133" calcext:value-type="float">
            <text:p>133</text:p>
          </table:table-cell>
          <table:table-cell office:value-type="float" office:value="927" calcext:value-type="float">
            <text:p>927</text:p>
          </table:table-cell>
          <table:table-cell office:value-type="float" office:value="47.1169041630501" calcext:value-type="float">
            <text:p>47.1169041631</text:p>
          </table:table-cell>
          <table:table-cell office:value-type="float" office:value="0" calcext:value-type="float">
            <text:p>0</text:p>
          </table:table-cell>
          <table:table-cell office:value-type="float" office:value="29.5756485939737" calcext:value-type="float">
            <text:p>29.575648594</text:p>
          </table:table-cell>
          <table:table-cell office:value-type="float" office:value="4.7944899087887" calcext:value-type="float">
            <text:p>4.794489908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float" office:value="933" calcext:value-type="float">
            <text:p>933</text:p>
          </table:table-cell>
          <table:table-cell office:value-type="float" office:value="51.4915742385103" calcext:value-type="float">
            <text:p>51.4915742385</text:p>
          </table:table-cell>
          <table:table-cell office:value-type="float" office:value="0" calcext:value-type="float">
            <text:p>0</text:p>
          </table:table-cell>
          <table:table-cell office:value-type="float" office:value="29.5843108482709" calcext:value-type="float">
            <text:p>29.5843108483</text:p>
          </table:table-cell>
          <table:table-cell office:value-type="float" office:value="4.79589414141892" calcext:value-type="float">
            <text:p>4.795894141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00" calcext:value-type="float">
            <text:p>60000</text:p>
          </table:table-cell>
          <table:table-cell office:value-type="float" office:value="552" calcext:value-type="float">
            <text:p>552</text:p>
          </table:table-cell>
          <table:table-cell office:value-type="float" office:value="10" calcext:value-type="float">
            <text:p>10</text:p>
          </table:table-cell>
          <table:table-cell office:value-type="float" office:value="934" calcext:value-type="float">
            <text:p>934</text:p>
          </table:table-cell>
          <table:table-cell office:value-type="float" office:value="49.7559254883023" calcext:value-type="float">
            <text:p>49.7559254883</text:p>
          </table:table-cell>
          <table:table-cell office:value-type="float" office:value="0" calcext:value-type="float">
            <text:p>0</text:p>
          </table:table-cell>
          <table:table-cell office:value-type="float" office:value="177.352656890594" calcext:value-type="float">
            <text:p>177.3526568906</text:p>
          </table:table-cell>
          <table:table-cell office:value-type="float" office:value="28.7505283631236" calcext:value-type="float">
            <text:p>28.7505283631</text:p>
          </table:table-cell>
          <table:table-cell office:value-type="float" office:value="166" calcext:value-type="float">
            <text:p>166</text:p>
          </table:table-cell>
        </table:table-row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Test 01 summery 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thread count </text:p>
          </table:table-cell>
          <table:table-cell table:style-name="Default" office:value-type="string" calcext:value-type="string">
            <text:p>throughput without validation </text:p>
          </table:table-cell>
          <table:table-cell table:style-name="Default" office:value-type="string" calcext:value-type="string">
            <text:p>throughput with validation 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152.656218196621" calcext:value-type="float">
            <text:p>152.6562181966</text:p>
          </table:table-cell>
          <table:table-cell office:value-type="float" office:value="145.783220351338" calcext:value-type="float">
            <text:p>145.7832203513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159.0773513621" calcext:value-type="float">
            <text:p>159.0773513621</text:p>
          </table:table-cell>
          <table:table-cell office:value-type="float" office:value="158.43257373716" calcext:value-type="float">
            <text:p>158.4325737372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float" office:value="160.041255079087" calcext:value-type="float">
            <text:p>160.0412550791</text:p>
          </table:table-cell>
          <table:table-cell office:value-type="float" office:value="164.431614718457" calcext:value-type="float">
            <text:p>164.4316147185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float" office:value="164.406083025072" calcext:value-type="float">
            <text:p>164.4060830251</text:p>
          </table:table-cell>
          <table:table-cell office:value-type="float" office:value="170.748018611534" calcext:value-type="float">
            <text:p>170.7480186115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office:value-type="float" office:value="167.245522001148" calcext:value-type="float">
            <text:p>167.2455220011</text:p>
          </table:table-cell>
          <table:table-cell office:value-type="float" office:value="171.407023117094" calcext:value-type="float">
            <text:p>171.4070231171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float" office:value="168.667247631631" calcext:value-type="float">
            <text:p>168.6672476316</text:p>
          </table:table-cell>
          <table:table-cell office:value-type="float" office:value="175.708324181858" calcext:value-type="float">
            <text:p>175.7083241819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171.47896524693" calcext:value-type="float">
            <text:p>171.4789652469</text:p>
          </table:table-cell>
          <table:table-cell office:value-type="float" office:value="184.823361672915" calcext:value-type="float">
            <text:p>184.8233616729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office:value-type="float" office:value="174.34764921253" calcext:value-type="float">
            <text:p>174.3476492125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75.891754911126" calcext:value-type="float">
            <text:p>175.8917549111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office:value-type="float" office:value="177.352656890594" calcext:value-type="float">
            <text:p>177.3526568906</text:p>
          </table:table-cell>
          <table:table-cell table:style-name="Default" table:number-columns-repeated="8"/>
        </table:table-row>
        <table:table-row table:style-name="ro1" table:number-rows-repeated="8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With data validation 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samples </text:p>
          </table:table-cell>
          <table:table-cell table:style-name="Default" office:value-type="string" calcext:value-type="string">
            <text:p>average 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std.dev</text:p>
          </table:table-cell>
          <table:table-cell table:style-name="Default" office:value-type="string" calcext:value-type="string">
            <text:p>Error %</text:p>
          </table:table-cell>
          <table:table-cell table:style-name="Default" office:value-type="string" calcext:value-type="string">
            <text:p>throughput </text:p>
          </table:table-cell>
          <table:table-cell table:style-name="Default" office:value-type="string" calcext:value-type="string">
            <text:p>kb/sec</text:p>
          </table:table-cell>
          <table:table-cell table:style-name="Default" office:value-type="string" calcext:value-type="string">
            <text:p>avg.Bytes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1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15.4245082903799" calcext:value-type="float">
            <text:p>15.4245082904</text:p>
          </table:table-cell>
          <table:table-cell office:value-type="float" office:value="0" calcext:value-type="float">
            <text:p>0</text:p>
          </table:table-cell>
          <table:table-cell office:value-type="float" office:value="24.3374139063983" calcext:value-type="float">
            <text:p>24.3374139064</text:p>
          </table:table-cell>
          <table:table-cell office:value-type="float" office:value="4.51573109591375" calcext:value-type="float">
            <text:p>4.515731095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15.6089638028922" calcext:value-type="float">
            <text:p>15.6089638029</text:p>
          </table:table-cell>
          <table:table-cell office:value-type="float" office:value="0" calcext:value-type="float">
            <text:p>0</text:p>
          </table:table-cell>
          <table:table-cell office:value-type="float" office:value="24.3344527181584" calcext:value-type="float">
            <text:p>24.3344527182</text:p>
          </table:table-cell>
          <table:table-cell office:value-type="float" office:value="4.51518165668954" calcext:value-type="float">
            <text:p>4.515181656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5.8228275286056" calcext:value-type="float">
            <text:p>15.8228275286</text:p>
          </table:table-cell>
          <table:table-cell office:value-type="float" office:value="0" calcext:value-type="float">
            <text:p>0</text:p>
          </table:table-cell>
          <table:table-cell office:value-type="float" office:value="24.3350448981578" calcext:value-type="float">
            <text:p>24.3350448982</text:p>
          </table:table-cell>
          <table:table-cell office:value-type="float" office:value="4.49152684155452" calcext:value-type="float">
            <text:p>4.491526841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5.4472158980186" calcext:value-type="float">
            <text:p>15.447215898</text:p>
          </table:table-cell>
          <table:table-cell office:value-type="float" office:value="0" calcext:value-type="float">
            <text:p>0</text:p>
          </table:table-cell>
          <table:table-cell office:value-type="float" office:value="24.3403758154026" calcext:value-type="float">
            <text:p>24.3403758154</text:p>
          </table:table-cell>
          <table:table-cell office:value-type="float" office:value="4.4925107706163" calcext:value-type="float">
            <text:p>4.492510770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5.6430597710294" calcext:value-type="float">
            <text:p>15.643059771</text:p>
          </table:table-cell>
          <table:table-cell office:value-type="float" office:value="0" calcext:value-type="float">
            <text:p>0</text:p>
          </table:table-cell>
          <table:table-cell office:value-type="float" office:value="24.3403758154026" calcext:value-type="float">
            <text:p>24.3403758154</text:p>
          </table:table-cell>
          <table:table-cell office:value-type="float" office:value="4.4925107706163" calcext:value-type="float">
            <text:p>4.492510770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4.9572186919895" calcext:value-type="float">
            <text:p>14.957218692</text:p>
          </table:table-cell>
          <table:table-cell office:value-type="float" office:value="0" calcext:value-type="float">
            <text:p>0</text:p>
          </table:table-cell>
          <table:table-cell office:value-type="float" office:value="24.3451163696562" calcext:value-type="float">
            <text:p>24.3451163697</text:p>
          </table:table-cell>
          <table:table-cell office:value-type="float" office:value="4.49338573619632" calcext:value-type="float">
            <text:p>4.493385736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5.4910893302856" calcext:value-type="float">
            <text:p>15.4910893303</text:p>
          </table:table-cell>
          <table:table-cell office:value-type="float" office:value="0" calcext:value-type="float">
            <text:p>0</text:p>
          </table:table-cell>
          <table:table-cell office:value-type="float" office:value="145.783220351338" calcext:value-type="float">
            <text:p>145.7832203513</text:p>
          </table:table-cell>
          <table:table-cell office:value-type="float" office:value="26.9547100128775" calcext:value-type="float">
            <text:p>26.9547100129</text:p>
          </table:table-cell>
          <table:table-cell office:value-type="float" office:value="189.333333333333" calcext:value-type="float">
            <text:p>189.333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2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office:value-type="float" office:value="22.531133743112" calcext:value-type="float">
            <text:p>22.5311337431</text:p>
          </table:table-cell>
          <table:table-cell office:value-type="float" office:value="0" calcext:value-type="float">
            <text:p>0</text:p>
          </table:table-cell>
          <table:table-cell office:value-type="float" office:value="26.4914697467416" calcext:value-type="float">
            <text:p>26.4914697467</text:p>
          </table:table-cell>
          <table:table-cell office:value-type="float" office:value="4.91540942566494" calcext:value-type="float">
            <text:p>4.91540942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 office:value-type="float" office:value="22.8279626554802" calcext:value-type="float">
            <text:p>22.8279626555</text:p>
          </table:table-cell>
          <table:table-cell office:value-type="float" office:value="0" calcext:value-type="float">
            <text:p>0</text:p>
          </table:table-cell>
          <table:table-cell office:value-type="float" office:value="26.4651784414656" calcext:value-type="float">
            <text:p>26.4651784415</text:p>
          </table:table-cell>
          <table:table-cell office:value-type="float" office:value="4.91053115613132" calcext:value-type="float">
            <text:p>4.910531156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float" office:value="22.7107868423795" calcext:value-type="float">
            <text:p>22.7107868424</text:p>
          </table:table-cell>
          <table:table-cell office:value-type="float" office:value="0" calcext:value-type="float">
            <text:p>0</text:p>
          </table:table-cell>
          <table:table-cell office:value-type="float" office:value="26.4501282831222" calcext:value-type="float">
            <text:p>26.4501282831</text:p>
          </table:table-cell>
          <table:table-cell office:value-type="float" office:value="4.88190844288095" calcext:value-type="float">
            <text:p>4.881908442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22.1253631326132" calcext:value-type="float">
            <text:p>22.1253631326</text:p>
          </table:table-cell>
          <table:table-cell office:value-type="float" office:value="0" calcext:value-type="float">
            <text:p>0</text:p>
          </table:table-cell>
          <table:table-cell office:value-type="float" office:value="26.439638305748" calcext:value-type="float">
            <text:p>26.4396383057</text:p>
          </table:table-cell>
          <table:table-cell office:value-type="float" office:value="4.87997230447887" calcext:value-type="float">
            <text:p>4.879972304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22.5863124701665" calcext:value-type="float">
            <text:p>22.5863124702</text:p>
          </table:table-cell>
          <table:table-cell office:value-type="float" office:value="0" calcext:value-type="float">
            <text:p>0</text:p>
          </table:table-cell>
          <table:table-cell office:value-type="float" office:value="26.4302044376313" calcext:value-type="float">
            <text:p>26.4302044376</text:p>
          </table:table-cell>
          <table:table-cell office:value-type="float" office:value="4.8782310924925" calcext:value-type="float">
            <text:p>4.878231092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202" calcext:value-type="float">
            <text:p>202</text:p>
          </table:table-cell>
          <table:table-cell office:value-type="float" office:value="22.1770272128615" calcext:value-type="float">
            <text:p>22.1770272129</text:p>
          </table:table-cell>
          <table:table-cell office:value-type="float" office:value="0" calcext:value-type="float">
            <text:p>0</text:p>
          </table:table-cell>
          <table:table-cell office:value-type="float" office:value="26.4228716376896" calcext:value-type="float">
            <text:p>26.4228716377</text:p>
          </table:table-cell>
          <table:table-cell office:value-type="float" office:value="4.87687767531575" calcext:value-type="float">
            <text:p>4.876877675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2000" calcext:value-type="float">
            <text:p>12000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213" calcext:value-type="float">
            <text:p>213</text:p>
          </table:table-cell>
          <table:table-cell office:value-type="float" office:value="22.497991206624" calcext:value-type="float">
            <text:p>22.4979912066</text:p>
          </table:table-cell>
          <table:table-cell office:value-type="float" office:value="0" calcext:value-type="float">
            <text:p>0</text:p>
          </table:table-cell>
          <table:table-cell office:value-type="float" office:value="158.43257373716" calcext:value-type="float">
            <text:p>158.4325737372</text:p>
          </table:table-cell>
          <table:table-cell office:value-type="float" office:value="29.293522748277" calcext:value-type="float">
            <text:p>29.2935227483</text:p>
          </table:table-cell>
          <table:table-cell office:value-type="float" office:value="189.333333333333" calcext:value-type="float">
            <text:p>189.333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3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290" calcext:value-type="float">
            <text:p>290</text:p>
          </table:table-cell>
          <table:table-cell office:value-type="float" office:value="27.2649414918784" calcext:value-type="float">
            <text:p>27.2649414919</text:p>
          </table:table-cell>
          <table:table-cell office:value-type="float" office:value="0" calcext:value-type="float">
            <text:p>0</text:p>
          </table:table-cell>
          <table:table-cell office:value-type="float" office:value="27.4853640436468" calcext:value-type="float">
            <text:p>27.4853640436</text:p>
          </table:table-cell>
          <table:table-cell office:value-type="float" office:value="5.09982340653602" calcext:value-type="float">
            <text:p>5.09982340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292" calcext:value-type="float">
            <text:p>292</text:p>
          </table:table-cell>
          <table:table-cell office:value-type="float" office:value="27.2237140988024" calcext:value-type="float">
            <text:p>27.2237140988</text:p>
          </table:table-cell>
          <table:table-cell office:value-type="float" office:value="0" calcext:value-type="float">
            <text:p>0</text:p>
          </table:table-cell>
          <table:table-cell office:value-type="float" office:value="27.4627193584709" calcext:value-type="float">
            <text:p>27.4627193585</text:p>
          </table:table-cell>
          <table:table-cell office:value-type="float" office:value="5.09562175596628" calcext:value-type="float">
            <text:p>5.09562175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277" calcext:value-type="float">
            <text:p>277</text:p>
          </table:table-cell>
          <table:table-cell office:value-type="float" office:value="27.0287093271005" calcext:value-type="float">
            <text:p>27.0287093271</text:p>
          </table:table-cell>
          <table:table-cell office:value-type="float" office:value="0" calcext:value-type="float">
            <text:p>0</text:p>
          </table:table-cell>
          <table:table-cell office:value-type="float" office:value="27.4433751692341" calcext:value-type="float">
            <text:p>27.4433751692</text:p>
          </table:table-cell>
          <table:table-cell office:value-type="float" office:value="5.06523233104029" calcext:value-type="float">
            <text:p>5.06523233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2" calcext:value-type="float">
            <text:p>172</text:p>
          </table:table-cell>
          <table:table-cell office:value-type="float" office:value="17" calcext:value-type="float">
            <text:p>17</text:p>
          </table:table-cell>
          <table:table-cell office:value-type="float" office:value="282" calcext:value-type="float">
            <text:p>282</text:p>
          </table:table-cell>
          <table:table-cell office:value-type="float" office:value="27.2441328158723" calcext:value-type="float">
            <text:p>27.2441328159</text:p>
          </table:table-cell>
          <table:table-cell office:value-type="float" office:value="0" calcext:value-type="float">
            <text:p>0</text:p>
          </table:table-cell>
          <table:table-cell office:value-type="float" office:value="27.4275683632141" calcext:value-type="float">
            <text:p>27.4275683632</text:p>
          </table:table-cell>
          <table:table-cell office:value-type="float" office:value="5.06231486391355" calcext:value-type="float">
            <text:p>5.06231486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290" calcext:value-type="float">
            <text:p>290</text:p>
          </table:table-cell>
          <table:table-cell office:value-type="float" office:value="27.1026886714625" calcext:value-type="float">
            <text:p>27.1026886715</text:p>
          </table:table-cell>
          <table:table-cell office:value-type="float" office:value="0" calcext:value-type="float">
            <text:p>0</text:p>
          </table:table-cell>
          <table:table-cell office:value-type="float" office:value="27.4233061537899" calcext:value-type="float">
            <text:p>27.4233061538</text:p>
          </table:table-cell>
          <table:table-cell office:value-type="float" office:value="5.06152818658818" calcext:value-type="float">
            <text:p>5.061528186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294" calcext:value-type="float">
            <text:p>294</text:p>
          </table:table-cell>
          <table:table-cell office:value-type="float" office:value="26.9156821677541" calcext:value-type="float">
            <text:p>26.9156821678</text:p>
          </table:table-cell>
          <table:table-cell office:value-type="float" office:value="0" calcext:value-type="float">
            <text:p>0</text:p>
          </table:table-cell>
          <table:table-cell office:value-type="float" office:value="27.4233061537899" calcext:value-type="float">
            <text:p>27.4233061538</text:p>
          </table:table-cell>
          <table:table-cell office:value-type="float" office:value="5.06152818658818" calcext:value-type="float">
            <text:p>5.061528186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8000" calcext:value-type="float">
            <text:p>18000</text:p>
          </table:table-cell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294" calcext:value-type="float">
            <text:p>294</text:p>
          </table:table-cell>
          <table:table-cell office:value-type="float" office:value="27.1312606215335" calcext:value-type="float">
            <text:p>27.1312606215</text:p>
          </table:table-cell>
          <table:table-cell office:value-type="float" office:value="0" calcext:value-type="float">
            <text:p>0</text:p>
          </table:table-cell>
          <table:table-cell office:value-type="float" office:value="164.431614718457" calcext:value-type="float">
            <text:p>164.4316147185</text:p>
          </table:table-cell>
          <table:table-cell office:value-type="float" office:value="30.4027204297146" calcext:value-type="float">
            <text:p>30.4027204297</text:p>
          </table:table-cell>
          <table:table-cell office:value-type="float" office:value="189.333333333333" calcext:value-type="float">
            <text:p>189.333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4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float" office:value="31.0019205040188" calcext:value-type="float">
            <text:p>31.001920504</text:p>
          </table:table-cell>
          <table:table-cell office:value-type="float" office:value="0" calcext:value-type="float">
            <text:p>0</text:p>
          </table:table-cell>
          <table:table-cell office:value-type="float" office:value="28.51236723929" calcext:value-type="float">
            <text:p>28.5123672393</text:p>
          </table:table-cell>
          <table:table-cell office:value-type="float" office:value="5.29038064010264" calcext:value-type="float">
            <text:p>5.290380640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5" calcext:value-type="float">
            <text:p>225</text:p>
          </table:table-cell>
          <table:table-cell office:value-type="float" office:value="14" calcext:value-type="float">
            <text:p>14</text:p>
          </table:table-cell>
          <table:table-cell office:value-type="float" office:value="373" calcext:value-type="float">
            <text:p>373</text:p>
          </table:table-cell>
          <table:table-cell office:value-type="float" office:value="31.4997470614845" calcext:value-type="float">
            <text:p>31.4997470615</text:p>
          </table:table-cell>
          <table:table-cell office:value-type="float" office:value="0" calcext:value-type="float">
            <text:p>0</text:p>
          </table:table-cell>
          <table:table-cell office:value-type="float" office:value="28.4940874768486" calcext:value-type="float">
            <text:p>28.4940874768</text:p>
          </table:table-cell>
          <table:table-cell office:value-type="float" office:value="5.28698888730588" calcext:value-type="float">
            <text:p>5.286988887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74" calcext:value-type="float">
            <text:p>374</text:p>
          </table:table-cell>
          <table:table-cell office:value-type="float" office:value="31.263129877701" calcext:value-type="float">
            <text:p>31.2631298777</text:p>
          </table:table-cell>
          <table:table-cell office:value-type="float" office:value="0" calcext:value-type="float">
            <text:p>0</text:p>
          </table:table-cell>
          <table:table-cell office:value-type="float" office:value="28.4819139846198" calcext:value-type="float">
            <text:p>28.4819139846</text:p>
          </table:table-cell>
          <table:table-cell office:value-type="float" office:value="5.25691576473939" calcext:value-type="float">
            <text:p>5.256915764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391" calcext:value-type="float">
            <text:p>391</text:p>
          </table:table-cell>
          <table:table-cell office:value-type="float" office:value="31.1776185107203" calcext:value-type="float">
            <text:p>31.1776185107</text:p>
          </table:table-cell>
          <table:table-cell office:value-type="float" office:value="0" calcext:value-type="float">
            <text:p>0</text:p>
          </table:table-cell>
          <table:table-cell office:value-type="float" office:value="28.4764393060292" calcext:value-type="float">
            <text:p>28.476439306</text:p>
          </table:table-cell>
          <table:table-cell office:value-type="float" office:value="5.25590530160109" calcext:value-type="float">
            <text:p>5.255905301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1.3967863393296" calcext:value-type="float">
            <text:p>31.3967863393</text:p>
          </table:table-cell>
          <table:table-cell office:value-type="float" office:value="0" calcext:value-type="float">
            <text:p>0</text:p>
          </table:table-cell>
          <table:table-cell office:value-type="float" office:value="28.4760338580043" calcext:value-type="float">
            <text:p>28.476033858</text:p>
          </table:table-cell>
          <table:table-cell office:value-type="float" office:value="5.25583046793243" calcext:value-type="float">
            <text:p>5.255830467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  <table:table-cell office:value-type="float" office:value="31.7466340489429" calcext:value-type="float">
            <text:p>31.7466340489</text:p>
          </table:table-cell>
          <table:table-cell office:value-type="float" office:value="0" calcext:value-type="float">
            <text:p>0</text:p>
          </table:table-cell>
          <table:table-cell office:value-type="float" office:value="28.4768447656" calcext:value-type="float">
            <text:p>28.4768447656</text:p>
          </table:table-cell>
          <table:table-cell office:value-type="float" office:value="5.25598013740078" calcext:value-type="float">
            <text:p>5.255980137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4000" calcext:value-type="float">
            <text:p>24000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391" calcext:value-type="float">
            <text:p>391</text:p>
          </table:table-cell>
          <table:table-cell office:value-type="float" office:value="31.3511150714329" calcext:value-type="float">
            <text:p>31.3511150714</text:p>
          </table:table-cell>
          <table:table-cell office:value-type="float" office:value="0" calcext:value-type="float">
            <text:p>0</text:p>
          </table:table-cell>
          <table:table-cell office:value-type="float" office:value="170.748018611534" calcext:value-type="float">
            <text:p>170.7480186115</text:p>
          </table:table-cell>
          <table:table-cell office:value-type="float" office:value="31.5705971911951" calcext:value-type="float">
            <text:p>31.5705971912</text:p>
          </table:table-cell>
          <table:table-cell office:value-type="float" office:value="189.333333333333" calcext:value-type="float">
            <text:p>189.333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5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476" calcext:value-type="float">
            <text:p>476</text:p>
          </table:table-cell>
          <table:table-cell office:value-type="float" office:value="35.8069981847125" calcext:value-type="float">
            <text:p>35.8069981847</text:p>
          </table:table-cell>
          <table:table-cell office:value-type="float" office:value="0" calcext:value-type="float">
            <text:p>0</text:p>
          </table:table-cell>
          <table:table-cell office:value-type="float" office:value="28.6406571312372" calcext:value-type="float">
            <text:p>28.6406571312</text:p>
          </table:table-cell>
          <table:table-cell office:value-type="float" office:value="5.31418442864753" calcext:value-type="float">
            <text:p>5.314184428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1" calcext:value-type="float">
            <text:p>281</text:p>
          </table:table-cell>
          <table:table-cell office:value-type="float" office:value="16" calcext:value-type="float">
            <text:p>16</text:p>
          </table:table-cell>
          <table:table-cell office:value-type="float" office:value="558" calcext:value-type="float">
            <text:p>558</text:p>
          </table:table-cell>
          <table:table-cell office:value-type="float" office:value="35.3218103160071" calcext:value-type="float">
            <text:p>35.321810316</text:p>
          </table:table-cell>
          <table:table-cell office:value-type="float" office:value="0" calcext:value-type="float">
            <text:p>0</text:p>
          </table:table-cell>
          <table:table-cell office:value-type="float" office:value="28.6090290095554" calcext:value-type="float">
            <text:p>28.6090290096</text:p>
          </table:table-cell>
          <table:table-cell office:value-type="float" office:value="5.30831592950735" calcext:value-type="float">
            <text:p>5.308315929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office:value-type="float" office:value="565" calcext:value-type="float">
            <text:p>565</text:p>
          </table:table-cell>
          <table:table-cell office:value-type="float" office:value="35.9961286535096" calcext:value-type="float">
            <text:p>35.9961286535</text:p>
          </table:table-cell>
          <table:table-cell office:value-type="float" office:value="0" calcext:value-type="float">
            <text:p>0</text:p>
          </table:table-cell>
          <table:table-cell office:value-type="float" office:value="28.5954487483772" calcext:value-type="float">
            <text:p>28.5954487484</text:p>
          </table:table-cell>
          <table:table-cell office:value-type="float" office:value="5.27787091156571" calcext:value-type="float">
            <text:p>5.277870911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1" calcext:value-type="float">
            <text:p>281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34.6728884144368" calcext:value-type="float">
            <text:p>34.6728884144</text:p>
          </table:table-cell>
          <table:table-cell office:value-type="float" office:value="0" calcext:value-type="float">
            <text:p>0</text:p>
          </table:table-cell>
          <table:table-cell office:value-type="float" office:value="28.5848226025909" calcext:value-type="float">
            <text:p>28.5848226026</text:p>
          </table:table-cell>
          <table:table-cell office:value-type="float" office:value="5.27590964051727" calcext:value-type="float">
            <text:p>5.275909640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1" calcext:value-type="float">
            <text:p>281</text:p>
          </table:table-cell>
          <table:table-cell office:value-type="float" office:value="21" calcext:value-type="float">
            <text:p>21</text:p>
          </table:table-cell>
          <table:table-cell office:value-type="float" office:value="484" calcext:value-type="float">
            <text:p>484</text:p>
          </table:table-cell>
          <table:table-cell office:value-type="float" office:value="35.4769242387215" calcext:value-type="float">
            <text:p>35.4769242387</text:p>
          </table:table-cell>
          <table:table-cell office:value-type="float" office:value="0" calcext:value-type="float">
            <text:p>0</text:p>
          </table:table-cell>
          <table:table-cell office:value-type="float" office:value="28.5840055338635" calcext:value-type="float">
            <text:p>28.5840055339</text:p>
          </table:table-cell>
          <table:table-cell office:value-type="float" office:value="5.27575883388691" calcext:value-type="float">
            <text:p>5.27575883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552" calcext:value-type="float">
            <text:p>552</text:p>
          </table:table-cell>
          <table:table-cell office:value-type="float" office:value="36.8162831366772" calcext:value-type="float">
            <text:p>36.8162831367</text:p>
          </table:table-cell>
          <table:table-cell office:value-type="float" office:value="0" calcext:value-type="float">
            <text:p>0</text:p>
          </table:table-cell>
          <table:table-cell office:value-type="float" office:value="28.5866203182263" calcext:value-type="float">
            <text:p>28.5866203182</text:p>
          </table:table-cell>
          <table:table-cell office:value-type="float" office:value="5.27624144545387" calcext:value-type="float">
            <text:p>5.276241445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0000" calcext:value-type="float">
            <text:p>30000</text:p>
          </table:table-cell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float" office:value="565" calcext:value-type="float">
            <text:p>565</text:p>
          </table:table-cell>
          <table:table-cell office:value-type="float" office:value="35.6895626447939" calcext:value-type="float">
            <text:p>35.6895626448</text:p>
          </table:table-cell>
          <table:table-cell office:value-type="float" office:value="0" calcext:value-type="float">
            <text:p>0</text:p>
          </table:table-cell>
          <table:table-cell office:value-type="float" office:value="171.407023117094" calcext:value-type="float">
            <text:p>171.4070231171</text:p>
          </table:table-cell>
          <table:table-cell office:value-type="float" office:value="31.692444378421" calcext:value-type="float">
            <text:p>31.6924443784</text:p>
          </table:table-cell>
          <table:table-cell office:value-type="float" office:value="189.333333333333" calcext:value-type="float">
            <text:p>189.333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6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585" calcext:value-type="float">
            <text:p>585</text:p>
          </table:table-cell>
          <table:table-cell office:value-type="float" office:value="39.550231767828" calcext:value-type="float">
            <text:p>39.5502317678</text:p>
          </table:table-cell>
          <table:table-cell office:value-type="float" office:value="0" calcext:value-type="float">
            <text:p>0</text:p>
          </table:table-cell>
          <table:table-cell office:value-type="float" office:value="29.3839651702066" calcext:value-type="float">
            <text:p>29.3839651702</text:p>
          </table:table-cell>
          <table:table-cell office:value-type="float" office:value="5.45210291244068" calcext:value-type="float">
            <text:p>5.452102912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float" office:value="599" calcext:value-type="float">
            <text:p>599</text:p>
          </table:table-cell>
          <table:table-cell office:value-type="float" office:value="39.1221510396888" calcext:value-type="float">
            <text:p>39.1221510397</text:p>
          </table:table-cell>
          <table:table-cell office:value-type="float" office:value="0" calcext:value-type="float">
            <text:p>0</text:p>
          </table:table-cell>
          <table:table-cell office:value-type="float" office:value="29.3412880825468" calcext:value-type="float">
            <text:p>29.3412880825</text:p>
          </table:table-cell>
          <table:table-cell office:value-type="float" office:value="5.44418431219131" calcext:value-type="float">
            <text:p>5.444184312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675" calcext:value-type="float">
            <text:p>675</text:p>
          </table:table-cell>
          <table:table-cell office:value-type="float" office:value="38.7547135713838" calcext:value-type="float">
            <text:p>38.7547135714</text:p>
          </table:table-cell>
          <table:table-cell office:value-type="float" office:value="0" calcext:value-type="float">
            <text:p>0</text:p>
          </table:table-cell>
          <table:table-cell office:value-type="float" office:value="29.3184916613323" calcext:value-type="float">
            <text:p>29.3184916613</text:p>
          </table:table-cell>
          <table:table-cell office:value-type="float" office:value="5.41132316796075" calcext:value-type="float">
            <text:p>5.4113231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  <table:table-cell office:value-type="float" office:value="643" calcext:value-type="float">
            <text:p>643</text:p>
          </table:table-cell>
          <table:table-cell office:value-type="float" office:value="38.5505038214664" calcext:value-type="float">
            <text:p>38.5505038215</text:p>
          </table:table-cell>
          <table:table-cell office:value-type="float" office:value="0" calcext:value-type="float">
            <text:p>0</text:p>
          </table:table-cell>
          <table:table-cell office:value-type="float" office:value="29.3034568311242" calcext:value-type="float">
            <text:p>29.3034568311</text:p>
          </table:table-cell>
          <table:table-cell office:value-type="float" office:value="5.40854818465085" calcext:value-type="float">
            <text:p>5.408548184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  <table:table-cell office:value-type="float" office:value="576" calcext:value-type="float">
            <text:p>576</text:p>
          </table:table-cell>
          <table:table-cell office:value-type="float" office:value="39.4584089207304" calcext:value-type="float">
            <text:p>39.4584089207</text:p>
          </table:table-cell>
          <table:table-cell office:value-type="float" office:value="0" calcext:value-type="float">
            <text:p>0</text:p>
          </table:table-cell>
          <table:table-cell office:value-type="float" office:value="29.2951584868074" calcext:value-type="float">
            <text:p>29.2951584868</text:p>
          </table:table-cell>
          <table:table-cell office:value-type="float" office:value="5.40701655664707" calcext:value-type="float">
            <text:p>5.407016556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599" calcext:value-type="float">
            <text:p>599</text:p>
          </table:table-cell>
          <table:table-cell office:value-type="float" office:value="41.2463651324439" calcext:value-type="float">
            <text:p>41.2463651324</text:p>
          </table:table-cell>
          <table:table-cell office:value-type="float" office:value="0" calcext:value-type="float">
            <text:p>0</text:p>
          </table:table-cell>
          <table:table-cell office:value-type="float" office:value="29.2937282127896" calcext:value-type="float">
            <text:p>29.2937282128</text:p>
          </table:table-cell>
          <table:table-cell office:value-type="float" office:value="5.40675257052465" calcext:value-type="float">
            <text:p>5.406752570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6000" calcext:value-type="float">
            <text:p>36000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office:value-type="float" office:value="675" calcext:value-type="float">
            <text:p>675</text:p>
          </table:table-cell>
          <table:table-cell office:value-type="float" office:value="39.4662289177427" calcext:value-type="float">
            <text:p>39.4662289177</text:p>
          </table:table-cell>
          <table:table-cell office:value-type="float" office:value="0" calcext:value-type="float">
            <text:p>0</text:p>
          </table:table-cell>
          <table:table-cell office:value-type="float" office:value="175.708324181858" calcext:value-type="float">
            <text:p>175.7083241819</text:p>
          </table:table-cell>
          <table:table-cell office:value-type="float" office:value="32.4877370232081" calcext:value-type="float">
            <text:p>32.4877370232</text:p>
          </table:table-cell>
          <table:table-cell office:value-type="float" office:value="189.333333333333" calcext:value-type="float">
            <text:p>189.333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7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47.542028661866" calcext:value-type="float">
            <text:p>47.5420286619</text:p>
          </table:table-cell>
          <table:table-cell office:value-type="float" office:value="0" calcext:value-type="float">
            <text:p>0</text:p>
          </table:table-cell>
          <table:table-cell office:value-type="float" office:value="30.9333474742922" calcext:value-type="float">
            <text:p>30.9333474743</text:p>
          </table:table-cell>
          <table:table-cell office:value-type="float" office:value="5.73958595714406" calcext:value-type="float">
            <text:p>5.739585957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70" calcext:value-type="float">
            <text:p>370</text:p>
          </table:table-cell>
          <table:table-cell office:value-type="float" office:value="21" calcext:value-type="float">
            <text:p>21</text:p>
          </table:table-cell>
          <table:table-cell office:value-type="float" office:value="681" calcext:value-type="float">
            <text:p>681</text:p>
          </table:table-cell>
          <table:table-cell office:value-type="float" office:value="46.2730798397637" calcext:value-type="float">
            <text:p>46.2730798398</text:p>
          </table:table-cell>
          <table:table-cell office:value-type="float" office:value="0" calcext:value-type="float">
            <text:p>0</text:p>
          </table:table-cell>
          <table:table-cell office:value-type="float" office:value="30.8898028348013" calcext:value-type="float">
            <text:p>30.8898028348</text:p>
          </table:table-cell>
          <table:table-cell office:value-type="float" office:value="5.73150638536353" calcext:value-type="float">
            <text:p>5.731506385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70" calcext:value-type="float">
            <text:p>370</text:p>
          </table:table-cell>
          <table:table-cell office:value-type="float" office:value="28" calcext:value-type="float">
            <text:p>28</text:p>
          </table:table-cell>
          <table:table-cell office:value-type="float" office:value="694" calcext:value-type="float">
            <text:p>694</text:p>
          </table:table-cell>
          <table:table-cell office:value-type="float" office:value="45.0490725184824" calcext:value-type="float">
            <text:p>45.0490725185</text:p>
          </table:table-cell>
          <table:table-cell office:value-type="float" office:value="0" calcext:value-type="float">
            <text:p>0</text:p>
          </table:table-cell>
          <table:table-cell office:value-type="float" office:value="30.8495072892979" calcext:value-type="float">
            <text:p>30.8495072893</text:p>
          </table:table-cell>
          <table:table-cell office:value-type="float" office:value="5.69390320085674" calcext:value-type="float">
            <text:p>5.693903200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70" calcext:value-type="float">
            <text:p>370</text:p>
          </table:table-cell>
          <table:table-cell office:value-type="float" office:value="28" calcext:value-type="float">
            <text:p>28</text:p>
          </table:table-cell>
          <table:table-cell office:value-type="float" office:value="696" calcext:value-type="float">
            <text:p>696</text:p>
          </table:table-cell>
          <table:table-cell office:value-type="float" office:value="44.6510488484352" calcext:value-type="float">
            <text:p>44.6510488484</text:p>
          </table:table-cell>
          <table:table-cell office:value-type="float" office:value="0" calcext:value-type="float">
            <text:p>0</text:p>
          </table:table-cell>
          <table:table-cell office:value-type="float" office:value="30.829670474865" calcext:value-type="float">
            <text:p>30.8296704749</text:p>
          </table:table-cell>
          <table:table-cell office:value-type="float" office:value="5.69024191381786" calcext:value-type="float">
            <text:p>5.690241913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70" calcext:value-type="float">
            <text:p>370</text:p>
          </table:table-cell>
          <table:table-cell office:value-type="float" office:value="35" calcext:value-type="float">
            <text:p>35</text:p>
          </table:table-cell>
          <table:table-cell office:value-type="float" office:value="619" calcext:value-type="float">
            <text:p>619</text:p>
          </table:table-cell>
          <table:table-cell office:value-type="float" office:value="45.3891775925786" calcext:value-type="float">
            <text:p>45.3891775926</text:p>
          </table:table-cell>
          <table:table-cell office:value-type="float" office:value="0" calcext:value-type="float">
            <text:p>0</text:p>
          </table:table-cell>
          <table:table-cell office:value-type="float" office:value="30.8220686011184" calcext:value-type="float">
            <text:p>30.8220686011</text:p>
          </table:table-cell>
          <table:table-cell office:value-type="float" office:value="5.68883883360486" calcext:value-type="float">
            <text:p>5.688838833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70" calcext:value-type="float">
            <text:p>370</text:p>
          </table:table-cell>
          <table:table-cell office:value-type="float" office:value="20" calcext:value-type="float">
            <text:p>20</text:p>
          </table:table-cell>
          <table:table-cell office:value-type="float" office:value="643" calcext:value-type="float">
            <text:p>643</text:p>
          </table:table-cell>
          <table:table-cell office:value-type="float" office:value="47.804245285821" calcext:value-type="float">
            <text:p>47.8042452858</text:p>
          </table:table-cell>
          <table:table-cell office:value-type="float" office:value="0" calcext:value-type="float">
            <text:p>0</text:p>
          </table:table-cell>
          <table:table-cell office:value-type="float" office:value="30.8270908474367" calcext:value-type="float">
            <text:p>30.8270908474</text:p>
          </table:table-cell>
          <table:table-cell office:value-type="float" office:value="5.68976579117729" calcext:value-type="float">
            <text:p>5.689765791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2000" calcext:value-type="float">
            <text:p>42000</text:p>
          </table:table-cell>
          <table:table-cell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 office:value-type="float" office:value="46.134703474994" calcext:value-type="float">
            <text:p>46.134703475</text:p>
          </table:table-cell>
          <table:table-cell office:value-type="float" office:value="0" calcext:value-type="float">
            <text:p>0</text:p>
          </table:table-cell>
          <table:table-cell office:value-type="float" office:value="184.823361672915" calcext:value-type="float">
            <text:p>184.8233616729</text:p>
          </table:table-cell>
          <table:table-cell office:value-type="float" office:value="34.1730694759818" calcext:value-type="float">
            <text:p>34.173069476</text:p>
          </table:table-cell>
          <table:table-cell office:value-type="float" office:value="189.333333333333" calcext:value-type="float">
            <text:p>189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22:00:48.584525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4T22:09:30.093248632</dc:date>
    <meta:generator>LibreOffice/4.2.4.2$Linux_x86 LibreOffice_project/420m0$Build-2</meta:generator>
    <meta:editing-duration>PT9H47M8S</meta:editing-duration>
    <meta:editing-cycles>23</meta:editing-cycles>
    <meta:document-statistic meta:table-count="1" meta:cell-count="1260" meta:object-count="0"/>
  </office:meta>
</office:document-meta>
</file>